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115</text:p>
          </table:table-cell>
          <table:table-cell office:value-type="string">
            <text:p>アンパンマン・のびのびワーク０歳</text:p>
            <text:p>遂に入荷しました。これが本当に一番最初にやるワークです。ただミルクを飲ませて寝かせるだけの生活じゃなくて、ここで様々な刺激を与えて色々な物に興味を持ってもらえるように働きかけることが必要なんですね。そして、子供は色々な物に興味を持って色々な言動をしてそれに触れてみる事が大切なんですねー。</text:p>
          </table:table-cell>
          <table:table-cell office:value-type="string">
            <text:p>将棋タウン「将棋幼稚園」将棋入門</text:p>
            <text:p>将棋というゲーム</text:p>
          </table:table-cell>
          <table:table-cell office:value-type="string">
            <text:p>将棋タウン「将棋幼稚園」将棋入門</text:p>
            <text:p>自陣と敵陣。最初に自分の駒が並んでいる場所三段が自陣で相手の駒が並んでいる場所が敵陣だ。</text:p>
          </table:table-cell>
          <table:table-cell office:value-type="string">
            <text:p>練習局面課題演習　ＡＩ将棋１５　１０級　１周目　第１問</text:p>
            <text:p>０．０００１３％　－４０８３　５７級　たまご</text:p>
            <text:p>久々の演習。新鮮な気持ちで取り組めました。ありがとうございます。まずは初歩の初歩理論から徹底的に習得し、しっかりレベルアップしていきたいです。トップを目指すために日々頑張っていきたいと思います。今後ともよろしくお願いします。</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116</text:p>
          </table:table-cell>
          <table:table-cell table:style-name="ce1" office:value-type="string">
            <text:p>アンパンマン・のびのびワーク０歳</text:p>
            <text:p>０歳から１歳までの成長過程。</text:p>
          </table:table-cell>
          <table:table-cell table:style-name="ce1" office:value-type="string">
            <text:p>将棋タウン「将棋幼稚園」将棋入門</text:p>
            <text:p>各駒の動き方</text:p>
          </table:table-cell>
          <table:table-cell table:style-name="ce1" office:value-type="string">
            <text:p>将棋タウン「将棋幼稚園」将棋入門</text:p>
            <text:p>棋譜は筋と段を使って表現する。</text:p>
          </table:table-cell>
          <table:table-cell table:style-name="ce1" office:value-type="string">
            <text:p>練習局面課題演習　ＡＩ将棋１６　１０級　１周目　第１問</text:p>
            <text:p>０．０００１３％　－４０８３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117</text:p>
          </table:table-cell>
          <table:table-cell office:value-type="string">
            <text:p>アンパンマン・のびのびワーク０歳</text:p>
            <text:p>アンパンマンを呼ぼう！</text:p>
            <text:p>「アンパンマーン」と呼んだら、アンパンマンが「はーい」と答えるよ。掛け手・受け手両方を受け持つことで人を呼ぶ技術と返事をする技術が身に付きますね。</text:p>
          </table:table-cell>
          <table:table-cell office:value-type="string">
            <text:p>日本将棋連盟「将棋の基礎知識」</text:p>
            <text:p>将棋はインドの「チャトランガ」に端を発する日本古来のボードゲーム。そんなボードゲームの基礎知識やルールから勉強していこう。</text:p>
          </table:table-cell>
          <table:table-cell office:value-type="string">
            <text:p>将棋タウン「将棋幼稚園」将棋入門</text:p>
            <text:p>初形から７七の歩を７六に動かすと▲７六歩となる。銀を６八に動かせば▲６八銀だ。</text:p>
            <text:p>将棋を学習するに当たっては棋譜の知識を身に付けることは絶対条件ですね。</text:p>
            <text:p>まずは入門事項を学習しながら符号や棋譜に慣れていきましょう。</text:p>
          </table:table-cell>
          <table:table-cell office:value-type="string">
            <text:p>練習局面課題演習　ＡＩ将棋１７　１０級　１周目　第１問</text:p>
            <text:p>０．０００１３％　－４０８３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4</text:p>
          </table:table-cell>
          <table:table-cell table:style-name="ce1" office:value-type="string">
            <text:p>118</text:p>
          </table:table-cell>
          <table:table-cell table:style-name="ce1" office:value-type="string">
            <text:p>アンパンマン・のびのびワーク０歳</text:p>
            <text:p>多数の丸の中にアンパンマンの顔が混じっている。アンパンマンの顔はどれかという遊びだそうです。違う物を探す超初歩的な問題ですね。</text:p>
          </table:table-cell>
          <table:table-cell table:style-name="ce1" office:value-type="string">
            <text:p>日本将棋連盟「将棋の基礎知識」</text:p>
            <text:p>将棋は二人で行う。</text:p>
          </table:table-cell>
          <table:table-cell table:style-name="ce1" office:value-type="string">
            <text:p>将棋タウン「将棋幼稚園」将棋入門</text:p>
            <text:p>強くなると棋譜を見るだけで将棋の進行が分かってくる。今は棋譜とはどういうものかを理解すれば十分。</text:p>
          </table:table-cell>
          <table:table-cell table:style-name="ce1" office:value-type="string">
            <text:p>練習局面課題演習　ＡＩ将棋１９　１０級　１周目　第１問</text:p>
            <text:p>０．０００１３％　－４０８３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5</text:p>
          </table:table-cell>
          <table:table-cell table:style-name="ce1" office:value-type="string">
            <text:p>119</text:p>
          </table:table-cell>
          <table:table-cell table:style-name="ce1" office:value-type="string">
            <text:p>アンパンマン・のびのびワーク０歳</text:p>
            <text:p>多数の食パンの形の中からしょくぱんまんを探す問題。まあ、ウォーリーよりもすごく探しやすいですねｗｗｗ</text:p>
          </table:table-cell>
          <table:table-cell table:style-name="ce1" office:value-type="string">
            <text:p>日本将棋連盟「将棋の基礎知識」</text:p>
            <text:p>将棋は盤駒を使って行う。</text:p>
          </table:table-cell>
          <table:table-cell table:style-name="ce1" office:value-type="string">
            <text:p>将棋タウン「将棋幼稚園」将棋入門</text:p>
            <text:p>続いての説明は「成り」。敵陣に駒が入ったら駒を裏返してパワーアップできる。これが「成る」だ。</text:p>
          </table:table-cell>
          <table:table-cell table:style-name="ce1" office:value-type="string">
            <text:p>練習局面課題演習　激指１５　指導対局　１１級　渡部愛　１周目　第１問</text:p>
            <text:p>０．０００１３％　－４０８３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6</text:p>
          </table:table-cell>
          <table:table-cell table:style-name="ce1" office:value-type="string">
            <text:p>120</text:p>
          </table:table-cell>
          <table:table-cell table:style-name="ce1" office:value-type="string">
            <text:p>アンパンマン・のびのびワーク０歳</text:p>
            <text:p>カレーパンマンの形はちょっと特殊。とりあえず、明らかに何か違う模様を見つければＯＫですね。</text:p>
          </table:table-cell>
          <table:table-cell table:style-name="ce1" office:value-type="string">
            <text:p>日本将棋連盟「将棋の基礎知識」</text:p>
            <text:p>二人が１手ずつ交互に指す。駒の持ち方。</text:p>
          </table:table-cell>
          <table:table-cell table:style-name="ce1" office:value-type="string">
            <text:p>将棋タウン「将棋幼稚園」将棋入門</text:p>
            <text:p>銀・桂・香・歩が成ると、それぞれ成銀・成桂・成香・と金と呼び方が変わり、全部金の動き方になる。</text:p>
          </table:table-cell>
          <table:table-cell table:style-name="ce1" office:value-type="string">
            <text:p>練習局面課題演習　激指１　１０級　標準　１周目　第１問</text:p>
            <text:p>０．０００１３％　－４０８３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7</text:p>
          </table:table-cell>
          <table:table-cell table:style-name="ce1" office:value-type="string">
            <text:p>121</text:p>
          </table:table-cell>
          <table:table-cell table:style-name="ce1" office:value-type="string">
            <text:p>アンパンマン・のびのびワーク０歳</text:p>
            <text:p>いない・いない・ばあ遊びのお時間。隠れている先に見えるのは何かな？？と考える力を養うスタートライン。考えるってどういうことなのか、しっかり突き詰めていきます。</text:p>
          </table:table-cell>
          <table:table-cell table:style-name="ce1" office:value-type="string">
            <text:p>日本将棋連盟「将棋の基礎知識」</text:p>
            <text:p>駒の並べ方・符号。</text:p>
          </table:table-cell>
          <table:table-cell table:style-name="ce1" office:value-type="string">
            <text:p>将棋タウン「将棋幼稚園」将棋入門</text:p>
            <text:p>玉と金はどこに行っても成ることが出来ない。</text:p>
          </table:table-cell>
          <table:table-cell table:style-name="ce1" office:value-type="string">
            <text:p>練習局面課題演習　激指２　１０級　標準　１周目　第１問</text:p>
            <text:p>０．０００１３％　－４０８３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8</text:p>
          </table:table-cell>
          <table:table-cell table:style-name="ce1" office:value-type="string">
            <text:p>122</text:p>
          </table:table-cell>
          <table:table-cell office:value-type="string">
            <text:p>アンパンマン・のびのびワーク０歳</text:p>
            <text:p>アンパンマンのいない・いない・ばあ！</text:p>
          </table:table-cell>
          <table:table-cell office:value-type="string">
            <text:p>日本将棋連盟「将棋の基礎知識」</text:p>
            <text:p>駒の動きの基本原則。</text:p>
          </table:table-cell>
          <table:table-cell office:value-type="string">
            <text:p>将棋タウン「将棋幼稚園」将棋入門</text:p>
            <text:p>図面上の成駒の表記。特別な一文字で表わす事もある。</text:p>
          </table:table-cell>
          <table:table-cell office:value-type="string">
            <text:p>練習局面課題演習　激指３　１０級　標準　１周目　第１問</text:p>
            <text:p>０．０００１４％　－４０８３　５７級　たまご</text:p>
            <text:p>駒の動かし方と簡単な成りについてのルールを学習しながら、盤面の符号についても触れていきました。</text:p>
          </table:table-cell>
          <table:table-cell table:style-name="ce1" table:number-columns-repeated="17"/>
          <table:table-cell table:number-columns-repeated="1000"/>
        </table:table-row>
        <table:table-row table:style-name="ro6">
          <table:table-cell table:style-name="ce1"/>
          <table:table-cell table:style-name="ce1" office:value-type="string">
            <text:p>9</text:p>
          </table:table-cell>
          <table:table-cell table:style-name="ce1" office:value-type="string">
            <text:p>123</text:p>
          </table:table-cell>
          <table:table-cell table:style-name="ce1" office:value-type="string">
            <text:p>アンパンマン・のびのびワーク０歳</text:p>
            <text:p>ばいきんまんのいない・いない・ばあ！</text:p>
          </table:table-cell>
          <table:table-cell table:style-name="ce1" office:value-type="string">
            <text:p>日本将棋連盟「将棋の基礎知識」</text:p>
            <text:p>玉将・飛車・角行の動かし方。</text:p>
          </table:table-cell>
          <table:table-cell table:style-name="ce1" office:value-type="string">
            <text:p>将棋タウン「将棋幼稚園」将棋入門</text:p>
            <text:p>飛車は成ると「竜」になる。竜は飛車の動きはそのままに、自分の周りに１マスずつ動けるようになる。</text:p>
          </table:table-cell>
          <table:table-cell table:style-name="ce1" office:value-type="string">
            <text:p>練習局面課題演習　激指４　１０級　標準　１周目　第１問</text:p>
            <text:p>０．０００１４％　－４０８３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0</text:p>
          </table:table-cell>
          <table:table-cell table:style-name="ce1" office:value-type="string">
            <text:p>124</text:p>
          </table:table-cell>
          <table:table-cell table:style-name="ce1" office:value-type="string">
            <text:p>アンパンマン・のびのびワーク０歳</text:p>
            <text:p>コキンちゃんのいない・いない・ばあ！</text:p>
          </table:table-cell>
          <table:table-cell table:style-name="ce1" office:value-type="string">
            <text:p>日本将棋連盟「将棋の基礎知識」</text:p>
            <text:p>金将・銀将・桂馬・香車・歩兵の動かし方。</text:p>
          </table:table-cell>
          <table:table-cell table:style-name="ce1" office:value-type="string">
            <text:p>将棋タウン「将棋幼稚園」将棋入門</text:p>
            <text:p>角が成ると「馬」となる。馬は角行の動きにプラスして自分の周り１マスに動ける。</text:p>
          </table:table-cell>
          <table:table-cell table:style-name="ce1" office:value-type="string">
            <text:p>練習局面課題演習　激指５　１０級　標準　１周目　第１問</text:p>
            <text:p>０．０００１４％　－４０８３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1</text:p>
          </table:table-cell>
          <table:table-cell table:style-name="ce1" office:value-type="string">
            <text:p>125</text:p>
          </table:table-cell>
          <table:table-cell table:style-name="ce3" office:value-type="string">
            <text:p>アンパンマン・のびのびワーク０歳</text:p>
            <text:p>ドキンちゃんのいない・いない・ばあ！</text:p>
          </table:table-cell>
          <table:table-cell table:style-name="ce1" office:value-type="string">
            <text:p>日本将棋連盟「将棋の基礎知識」</text:p>
            <text:p>決着の付け方・王手と詰み</text:p>
          </table:table-cell>
          <table:table-cell table:style-name="ce1" office:value-type="string">
            <text:p>将棋タウン「将棋幼稚園」将棋入門</text:p>
            <text:p>竜と馬二つを盤に配置した図。竜と馬の利きで盤面のかなりの部分を占めている。</text:p>
            <text:p>駒が動ける場所を「利き」という。</text:p>
          </table:table-cell>
          <table:table-cell table:style-name="ce1" office:value-type="string">
            <text:p>練習局面課題演習　激指１４　指導対局　１０級　竹俣紅　１周目　第１問</text:p>
            <text:p>０．０００１４％　－４０８３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2</text:p>
          </table:table-cell>
          <table:table-cell table:style-name="ce1" office:value-type="string">
            <text:p>126</text:p>
          </table:table-cell>
          <table:table-cell table:style-name="ce1" office:value-type="string">
            <text:p>アンパンマン・のびのびワーク０歳</text:p>
            <text:p>赤ちゃんを抱っこしてお互いにギューッとする。ハグですね。心が安定する動作とのことです。</text:p>
          </table:table-cell>
          <table:table-cell table:style-name="ce1" office:value-type="string">
            <text:p>日本将棋連盟「将棋の基礎知識」</text:p>
            <text:p>反則について</text:p>
          </table:table-cell>
          <table:table-cell table:style-name="ce1" office:value-type="string">
            <text:p>将棋タウン「将棋幼稚園」将棋入門</text:p>
            <text:p>一般に駒の利きが多いほど価値が高く働いていると言える。したがって竜と馬は全ての駒の中で価値が高く、非常に強力な駒といえる。</text:p>
          </table:table-cell>
          <table:table-cell table:style-name="ce1" office:value-type="string">
            <text:p>練習局面課題演習　激指６　１０級　標準　１周目　第１問</text:p>
            <text:p>０．０００１４％　－４０８３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3</text:p>
          </table:table-cell>
          <table:table-cell table:style-name="ce1" office:value-type="string">
            <text:p>127</text:p>
          </table:table-cell>
          <table:table-cell table:style-name="ce1" office:value-type="string">
            <text:p>アンパンマン・のびのびワーク０歳</text:p>
            <text:p>アンパンマンとチーズがぎゅー。</text:p>
          </table:table-cell>
          <table:table-cell table:style-name="ce1" office:value-type="string">
            <text:p>日本将棋連盟「将棋の基礎知識」</text:p>
            <text:p>実際に指してみる方法。平手と駒落ち・振り駒。</text:p>
          </table:table-cell>
          <table:table-cell table:style-name="ce1" office:value-type="string">
            <text:p>将棋タウン「将棋幼稚園」将棋入門</text:p>
            <text:p>成・不成は自由。ただし、歩・香・桂は必ず成らなければならない場所がある。</text:p>
          </table:table-cell>
          <table:table-cell table:style-name="ce1" office:value-type="string">
            <text:p>練習局面課題演習　激指定跡道場１　１０級　標準　１周目　第１問</text:p>
            <text:p>０．０００１４％　－４０８２　５７級　たまご</text:p>
            <text:p>駒を「成る」ことと、盤面の符号について学習しました。</text:p>
          </table:table-cell>
          <table:table-cell table:style-name="ce1" table:number-columns-repeated="17"/>
          <table:table-cell table:number-columns-repeated="1000"/>
        </table:table-row>
        <table:table-row table:style-name="ro6" table:number-rows-repeated="2">
          <table:table-cell table:style-name="ce1" table:number-columns-repeated="24"/>
          <table:table-cell table:number-columns-repeated="1000"/>
        </table:table-row>
        <table:table-row table:style-name="ro6">
          <table:table-cell table:style-name="ce1" table:number-columns-repeated="2"/>
          <table:table-cell table:number-columns-repeated="5"/>
          <table:table-cell table:style-name="ce1" table:number-columns-repeated="17"/>
          <table:table-cell table:number-columns-repeated="1000"/>
        </table:table-row>
        <table:table-row table:style-name="ro6" table:number-rows-repeated="2">
          <table:table-cell table:style-name="ce1" table:number-columns-repeated="24"/>
          <table:table-cell table:number-columns-repeated="1000"/>
        </table:table-row>
        <table:table-row table:style-name="ro6">
          <table:table-cell table:style-name="ce1" table:number-columns-repeated="2"/>
          <table:table-cell/>
          <table:table-cell table:style-name="ce1" table:number-columns-repeated="21"/>
          <table:table-cell table:number-columns-repeated="1000"/>
        </table:table-row>
        <table:table-row table:style-name="ro6" table:number-rows-repeated="151">
          <table:table-cell table:style-name="ce1" table:number-columns-repeated="24"/>
          <table:table-cell table:number-columns-repeated="1000"/>
        </table:table-row>
        <table:table-row table:style-name="ro6" table:number-rows-repeated="1048403">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22">2022/03/22</text:date>, <text:time>00:07: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3DT8H38M38S</meta:editing-duration>
    <meta:editing-cycles>53</meta:editing-cycles>
    <meta:generator>OpenOffice/4.1.6$Win32 OpenOffice.org_project/416m1$Build-9790</meta:generator>
    <dc:date>2022-03-22T00:07:35.30</dc:date>
    <meta:document-statistic meta:table-count="1" meta:cell-count="84" meta:object-count="0"/>
    <meta:user-defined meta:name="Info 1"/>
    <meta:user-defined meta:name="Info 2"/>
    <meta:user-defined meta:name="Info 3"/>
    <meta:user-defined meta:name="Info 4"/>
  </office:meta>
</office:document-meta>
</file>